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fo:language="en" fo:country="US" officeooo:rsid="0040674e" officeooo:paragraph-rsid="0040674e"/>
    </style:style>
    <style:style style:name="P5" style:family="paragraph" style:parent-style-name="Text_20_body">
      <style:text-properties fo:language="en" fo:country="US" officeooo:rsid="00409788" officeooo:paragraph-rsid="00409788"/>
    </style:style>
    <style:style style:name="P6" style:family="paragraph" style:parent-style-name="Heading_20_1">
      <style:text-properties fo:language="en" fo:country="US"/>
    </style:style>
    <style:style style:name="P7" style:family="paragraph" style:parent-style-name="Text_20_body">
      <style:text-properties fo:language="en" fo:country="US" officeooo:rsid="0040674e" officeooo:paragraph-rsid="0040674e"/>
    </style:style>
    <style:style style:name="P8" style:family="paragraph" style:parent-style-name="Text_20_body">
      <style:text-properties fo:language="en" fo:country="US" officeooo:rsid="0046b82d" officeooo:paragraph-rsid="0046b82d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b0140"/>
    </style:style>
    <style:style style:name="T4" style:family="text">
      <style:text-properties officeooo:rsid="00409788"/>
    </style:style>
    <style:style style:name="T5" style:family="text">
      <style:text-properties officeooo:rsid="00426d7e"/>
    </style:style>
    <style:style style:name="T6" style:family="text">
      <style:text-properties officeooo:rsid="0043b2e3"/>
    </style:style>
    <style:style style:name="T7" style:family="text">
      <style:text-properties officeooo:rsid="004448f0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Food. Fuel or pleasure?</text:h>
      <text:p text:style-name="P4">Some say, that food is nothing more than fuel for their body to function. <text:span text:style-name="T6">I</text:span> believe, that food is an important part of the human culture.</text:p>
      <text:p text:style-name="P5">Food has been an important part of our culture for centuries now. <text:span text:style-name="T6">I cannot overlook the fact, that w</text:span>ars have been started, and alliances formed <text:span text:style-name="T5">in</text:span> the dining table. Countless dishes have been invented throughout the history. There are even people, who call themselves the “gourmands”, for whom food is a form of art. All this background makes me think, that food shall<text:span text:style-name="T6"> </text:span>be treated with respect, as well as those, who cook it.</text:p>
      <text:p text:style-name="P4">In defence of those, who treat food as their fuel, I would like to point out, that we live in a<text:span text:style-name="T4">n ever-accelerating </text:span>environment. Urban life is so quick nowadays, that there might <text:span text:style-name="T4">just </text:span>be no room for fancy restaurants and <text:span text:style-name="T4">unhurried meals. </text:span><text:span text:style-name="T6">Still, I do not share their views.</text:span></text:p>
      <text:p text:style-name="P8">From my own experience, a meal can have a wide variety of tones and moods to it. For example, a date with a partner and a memorial dinner are both just meals to somebody, although they are so different emotionally. It might be just a matter of the occasion, yet still everything revolves around the food.</text:p>
      <text:p text:style-name="P4">To sum up, I wouldn’t say, that food is just some fuel to me. I think, that food is an important part of <text:span text:style-name="T7">our </text:span>culture and should be treated with some respect. <text:span text:style-name="T6">However, I am also one of those people, who don’t always have time </text:span>to sit down and have a proper mea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1.199cm" style:auto-text-indent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b014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ностранный язык</text:span></text:p>
      </style:header>
      <style:footer>
        <text:p text:style-name="MP3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1-05-18T00:36:33.902525115</dc:date>
    <meta:editing-duration>PT3H5M56S</meta:editing-duration>
    <meta:editing-cycles>29</meta:editing-cycles>
    <meta:generator>LibreOffice/7.1.3.2$Linux_X86_64 LibreOffice_project/10$Build-2</meta:generator>
    <meta:print-date>2021-05-18T00:33:47.558032616</meta:print-date>
    <meta:document-statistic meta:table-count="0" meta:image-count="0" meta:object-count="0" meta:page-count="1" meta:paragraph-count="10" meta:word-count="276" meta:character-count="1507" meta:non-whitespace-character-count="1241"/>
  </office:meta>
</office:document-meta>
</file>